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apClientMarshaler.fromNMS( PostMethod method ,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oapClientMarshaler.HttpSoapClien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ClientMarshaler.toNMS( NormalizedMessage normalizedMessage , HttpMethod 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ttpSoapClientMarshaler.HttpSoapClientMarshaler( boolean stream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